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ExchangeBindException.getField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FieldError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solveMessageCodes(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FieldTyp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addAllErrors(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Suppress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pushNestedPath( String sub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solveErrorMessages( MessageSource messageSourc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ExchangeBindException.getGlobal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Fiel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Fiel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FieldError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Glob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pop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addError( Object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initMessageDetailArguments( BindingResult binding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ExchangeBindException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setNestedPath( String neste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cordSuppressed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ject(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jectValue( @ Nullable String field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jectValue( @ Nullable String field , String error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ject( String errorCode , @ Nullable Object [ ] errorArgs , @ Nullable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findEditor( @ Nullable String field , @ Nullable Class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RawFieldValu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ExchangeBindException.WebExchangeBindException( MethodParameter parameter , BindingResult binding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ExchangeBindException.recordFieldValue( String field , Class &lt; ? &gt; typ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FieldErrorCount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hasFieldError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solveMessageCodes( String errorCode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Globa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equals( @ Nullable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hasGloba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Al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FieldValu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PropertyEdito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reject( String error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addMessages( Map &lt; ObjectError , String &gt; map , List &lt; ? extends ObjectError &gt; errors , MessageSource messageSourc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ExchangeBindException.hasFiel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ExchangeBindException.getDetailMessageArguments( MessageSource sourc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ExchangeBindException.rejectValue( @ Nullable String field , String errorCode , @ Nullable Object [ ] errorArgs , @ Nullable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